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3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2,f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5,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3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7,v7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3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2,f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4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5,f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3,v5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6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7,v7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m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09:04.642505879</meta:creation-date>
    <dc:date>2019-02-21T15:41:33.336528426</dc:date>
    <meta:editing-duration>PT1H9M20S</meta:editing-duration>
    <meta:editing-cycles>6</meta:editing-cycles>
    <meta:generator>LibreOffice/6.0.7.3$Linux_X86_64 LibreOffice_project/00m0$Build-3</meta:generator>
    <meta:document-statistic meta:table-count="1" meta:cell-count="163" meta:object-count="0"/>
  </office:meta>
</office:document-meta>
</file>